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b19f1" officeooo:paragraph-rsid="001b19f1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a8e65" officeooo:paragraph-rsid="001c8b47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c8b47" officeooo:paragraph-rsid="001c8b47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d4074" officeooo:paragraph-rsid="001d4074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d7633" officeooo:paragraph-rsid="001d7633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ec4af" officeooo:paragraph-rsid="001ec4af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20781b" officeooo:paragraph-rsid="0020781b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210f2f" officeooo:paragraph-rsid="00210f2f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2142aa" officeooo:paragraph-rsid="002142aa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229130" officeooo:paragraph-rsid="00229130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2322aa" officeooo:paragraph-rsid="002322aa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24a427" officeooo:paragraph-rsid="0024a427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257e6c" officeooo:paragraph-rsid="00257e6c"/>
    </style:style>
    <style:style style:name="P14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a8e65" officeooo:paragraph-rsid="001a8e65"/>
    </style:style>
    <style:style style:name="P15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b19f1" officeooo:paragraph-rsid="001b19f1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c8b47" officeooo:paragraph-rsid="001c8b47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d7633" officeooo:paragraph-rsid="001d7633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ec4af" officeooo:paragraph-rsid="001ec4af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2322aa" officeooo:paragraph-rsid="002322aa"/>
    </style:style>
    <style:style style:name="P20" style:family="paragraph" style:parent-style-name="Standard">
      <style:paragraph-properties fo:text-align="start" style:justify-single-word="false" fo:break-before="page"/>
      <style:text-properties fo:color="#c9211e" loext:opacity="100%" style:font-name="Arial" style:text-underline-style="none" officeooo:rsid="00257e6c" officeooo:paragraph-rsid="00257e6c"/>
    </style:style>
    <style:style style:name="T1" style:family="text">
      <style:text-properties officeooo:rsid="001d7633"/>
    </style:style>
    <style:style style:name="T2" style:family="text">
      <style:text-properties officeooo:rsid="002142aa"/>
    </style:style>
    <style:style style:name="T3" style:family="text">
      <style:text-properties officeooo:rsid="002291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Jobboards</text:p>
      <text:p text:style-name="P15">Sites de recherch d’emploi</text:p>
      <text:p text:style-name="P1"/>
      <text:p text:style-name="P3"/>
      <text:p text:style-name="P16">1. Définition</text:p>
      <text:p text:style-name="P2"/>
      <text:p text:style-name="P4"><text:span text:style-name="T1">⇒ </text:span>Affichage d’offres d’emploi</text:p>
      <text:p text:style-name="P4"><text:tab/>⇒ Jobboards généraliste</text:p>
      <text:p text:style-name="P4"><text:tab/>⇒ Jobboards spécialisé</text:p>
      <text:p text:style-name="P4"><text:tab/><text:tab/>⇒ Les jeudis</text:p>
      <text:p text:style-name="P4"/>
      <text:p text:style-name="P5">⇒ Cvthèque importante</text:p>
      <text:p text:style-name="P5">⇒ Conseil en recherche d’emploi</text:p>
      <text:p text:style-name="P5">⇒ Information sur le marché de l’emploi par secteur</text:p>
      <text:p text:style-name="P5"/>
      <text:p text:style-name="P17">2. Rôle</text:p>
      <text:p text:style-name="P5"/>
      <text:p text:style-name="P5">⇒ Directement utilitaire<text:tab/></text:p>
      <text:p text:style-name="P5"><text:tab/>⇒ trouver dans l’immédiat un stage ou un emploi</text:p>
      <text:p text:style-name="P5"/>
      <text:p text:style-name="P17">3. Avantages</text:p>
      <text:p text:style-name="P5"/>
      <text:p text:style-name="P5">⇒ trouver l’essentiel des offres du marché</text:p>
      <text:p text:style-name="P5">⇒ Se rendre visible auprès des recruteurs</text:p>
      <text:p text:style-name="P5">⇒ Annonce bien qualifiées</text:p>
      <text:p text:style-name="P5">⇒ Partie éditoriale</text:p>
      <text:p text:style-name="P5"/>
      <text:p text:style-name="P17">4. Inconvénients</text:p>
      <text:p text:style-name="P5"/>
      <text:p text:style-name="P5">⇒ Improbable réponse sauf dans certains secteurs comme celui des développeurs</text:p>
      <text:p text:style-name="P5">⇒ Pertinence des résultats dépendant des jobboards</text:p>
      <text:p text:style-name="P5">⇒ Pas exhaustifs</text:p>
      <text:p text:style-name="P5"/>
      <text:p text:style-name="P18">5. Utilisations</text:p>
      <text:p text:style-name="P6"/>
      <text:p text:style-name="P6">⇒ CV à souvent actualiser</text:p>
      <text:p text:style-name="P6">⇒ Mots-clés</text:p>
      <text:p text:style-name="P6">⇒ Secteurs d’activité</text:p>
      <text:p text:style-name="P7">⇒ Orthographe irréprochable</text:p>
      <text:p text:style-name="P8">⇒ Police adaptée</text:p>
      <text:p text:style-name="P8">⇒ <text:span text:style-name="T2">Photo pro ou rien</text:span></text:p>
      <text:p text:style-name="P9">⇒ <text:span text:style-name="T3">PDF téléchargé</text:span></text:p>
      <text:p text:style-name="P10">⇒ Jobboards bien choisis</text:p>
      <text:p text:style-name="P10"/>
      <text:p text:style-name="P10">⇒ Poster CV sur 1 site généraliste et sur 2/3 sites spécialisés</text:p>
      <text:p text:style-name="P10"/>
      <text:p text:style-name="P19">6. Choix</text:p>
      <text:p text:style-name="P11"/>
      <text:p text:style-name="P12">⇒ Trouver celui convenant le mieux a ses besoins et à son mode de recrutement</text:p>
      <text:p text:style-name="P12"/>
      <text:p text:style-name="P20">7. Jobboards spécialisés</text:p>
      <text:p text:style-name="P13"/>
      <text:p text:style-name="P13">⇒ Manque près de 20 000 dev</text:p>
      <text:p text:style-name="P13">⇒ Multiplication des jobboards IT</text:p>
      <text:p text:style-name="P13">⇒ Correspondance qualifications recherchées compétence effective</text:p>
      <text:p text:style-name="P13">⇒ Présélection grâce à des algorithm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3:33:04.814427332</meta:creation-date>
    <dc:date>2023-11-07T13:54:51.888114860</dc:date>
    <meta:editing-duration>PT21M41S</meta:editing-duration>
    <meta:editing-cycles>13</meta:editing-cycles>
    <meta:generator>LibreOffice/7.6.2.1$Linux_X86_64 LibreOffice_project/60$Build-1</meta:generator>
    <meta:document-statistic meta:table-count="0" meta:image-count="0" meta:object-count="0" meta:page-count="2" meta:paragraph-count="39" meta:word-count="183" meta:character-count="1127" meta:non-whitespace-character-count="977"/>
  </office:meta>
</office:document-meta>
</file>